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Ubuntu1" svg:font-family="Ubuntu"/>
    <style:font-face style:name="Liberation Mono" svg:font-family="'Liberation Mono'" style:font-family-generic="modern" style:font-pitch="fixed"/>
    <style:font-face style:name="Noto Sans Mono CJK JP" svg:font-family="'Noto Sans Mono CJK JP'" style:font-family-generic="modern" style:font-pitch="fixed"/>
    <style:font-face style:name="Amiri" svg:font-family="Amir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Ubuntu" svg:font-family="Ubuntu"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style:text-properties style:font-name="Liberation Serif" fo:font-size="12pt" officeooo:paragraph-rsid="00085196" style:font-size-asian="10.5pt" style:font-size-complex="12pt"/>
    </style:style>
    <style:style style:name="P2" style:family="paragraph" style:parent-style-name="Standard">
      <style:paragraph-properties fo:line-height="100%" fo:text-align="center" style:justify-single-word="false" fo:break-before="page" style:writing-mode="rl-tb"/>
      <style:text-properties style:font-name="Amiri" fo:font-size="20pt" fo:font-weight="bold" officeooo:rsid="0023451e" officeooo:paragraph-rsid="00085196" style:font-size-asian="20pt" style:font-weight-asian="bold" style:font-name-complex="Amiri" style:font-size-complex="20pt" style:font-weight-complex="bold"/>
    </style:style>
    <style:style style:name="P3" style:family="paragraph" style:parent-style-name="Standard">
      <style:paragraph-properties fo:line-height="100%" fo:text-align="center" style:justify-single-word="false" fo:break-before="page" style:writing-mode="rl-tb"/>
      <style:text-properties style:font-name="Amiri" fo:font-size="20pt" fo:font-weight="bold" officeooo:rsid="0023451e" officeooo:paragraph-rsid="00085196" style:font-size-asian="20pt" style:font-weight-asian="bold" style:font-name-complex="Amiri" style:font-size-complex="20pt" style:rfc-language-tag-complex="ms-Arab-MY" style:language-complex="ms" style:script-complex="Arab" style:country-complex="MY" style:font-weight-complex="bold"/>
    </style:style>
    <style:style style:name="P4" style:family="paragraph" style:parent-style-name="Standard">
      <style:paragraph-properties fo:line-height="4mm" fo:text-align="center" style:justify-single-word="false" fo:break-before="page" style:writing-mode="lr-tb"/>
      <style:text-properties style:font-name="Amiri" fo:font-size="10pt" fo:font-weight="bold" officeooo:rsid="00247abb" officeooo:paragraph-rsid="00085196" style:font-size-asian="10pt" style:font-weight-asian="bold" style:font-name-complex="Amiri" style:font-size-complex="10pt" style:font-weight-complex="bold"/>
    </style:style>
    <style:style style:name="P5" style:family="paragraph" style:parent-style-name="Standard">
      <style:paragraph-properties fo:line-height="4mm" fo:text-align="center" style:justify-single-word="false" fo:break-before="page" style:writing-mode="lr-tb"/>
      <style:text-properties style:font-name="Amiri" fo:font-size="10pt" fo:font-weight="bold" officeooo:rsid="002b4992" officeooo:paragraph-rsid="00085196" style:font-size-asian="10pt" style:font-weight-asian="bold" style:font-name-complex="Amiri" style:font-size-complex="10pt" style:font-weight-complex="bold"/>
    </style:style>
    <style:style style:name="P6" style:family="paragraph" style:parent-style-name="Standard">
      <style:paragraph-properties fo:line-height="100%" fo:text-align="center" style:justify-single-word="false" style:writing-mode="rl-tb"/>
      <style:text-properties style:font-name="Amiri" fo:font-size="20pt" fo:font-weight="bold" officeooo:rsid="0023451e" officeooo:paragraph-rsid="00085196" style:font-size-asian="20pt" style:font-weight-asian="bold" style:font-name-complex="Amiri" style:font-size-complex="20pt" style:font-weight-complex="bold"/>
    </style:style>
    <style:style style:name="P7" style:family="paragraph" style:parent-style-name="Standard">
      <style:paragraph-properties fo:line-height="4mm" fo:text-align="center" style:justify-single-word="false" style:writing-mode="lr-tb"/>
      <style:text-properties officeooo:paragraph-rsid="00085196"/>
    </style:style>
    <style:style style:name="P8" style:family="paragraph" style:parent-style-name="Standard">
      <style:paragraph-properties fo:line-height="4mm" fo:text-align="center" style:justify-single-word="false" style:writing-mode="lr-tb"/>
      <style:text-properties style:font-name="Amiri" fo:font-size="10pt" fo:font-weight="bold" officeooo:rsid="002b4992" officeooo:paragraph-rsid="00085196" style:font-size-asian="10pt" style:font-weight-asian="bold" style:font-name-complex="Amiri" style:font-size-complex="10pt" style:font-weight-complex="bold"/>
    </style:style>
    <style:style style:name="P9" style:family="paragraph" style:parent-style-name="Standard">
      <style:paragraph-properties fo:line-height="100%" fo:text-align="center" style:justify-single-word="false" style:writing-mode="lr-tb"/>
      <style:text-properties style:font-name="Liberation Serif" fo:font-size="12pt" officeooo:rsid="00085196" officeooo:paragraph-rsid="00085196" style:font-size-asian="10.5pt" style:font-size-complex="12pt"/>
    </style:style>
    <style:style style:name="P10" style:family="paragraph" style:parent-style-name="Table_20_Contents">
      <style:paragraph-properties fo:line-height="4mm" fo:text-align="center" style:justify-single-word="false"/>
      <style:text-properties style:font-name="Amiri" officeooo:paragraph-rsid="00085196" style:font-name-complex="Amiri"/>
    </style:style>
    <style:style style:name="P11" style:family="paragraph" style:parent-style-name="Text_20_body">
      <style:paragraph-properties fo:line-height="150%"/>
      <style:text-properties style:font-name="Liberation Serif" fo:font-size="12pt" style:font-size-asian="10.5pt" style:font-size-complex="12pt"/>
    </style:style>
    <style:style style:name="P12" style:family="paragraph" style:parent-style-name="Text_20_body">
      <style:paragraph-properties fo:line-height="150%" fo:text-align="justify" style:justify-single-word="false"/>
      <style:text-properties style:font-name="Liberation Serif" fo:font-size="12pt" style:font-size-asian="10.5pt" style:font-size-complex="12pt"/>
    </style:style>
    <style:style style:name="P13" style:family="paragraph" style:parent-style-name="Text_20_body">
      <style:paragraph-properties fo:line-height="150%"/>
      <style:text-properties style:font-name="Liberation Serif" fo:font-size="12pt" officeooo:paragraph-rsid="0006aa3a" style:font-size-asian="10.5pt" style:font-size-complex="12pt"/>
    </style:style>
    <style:style style:name="P14" style:family="paragraph" style:parent-style-name="Text_20_body">
      <style:paragraph-properties fo:line-height="150%"/>
      <style:text-properties style:font-name="Liberation Serif" fo:font-size="12pt" officeooo:paragraph-rsid="00085196" style:font-size-asian="10.5pt" style:font-size-complex="12pt"/>
    </style:style>
    <style:style style:name="P15" style:family="paragraph" style:parent-style-name="Text_20_body">
      <style:paragraph-properties fo:line-height="150%" fo:text-align="end" style:justify-single-word="false"/>
      <style:text-properties style:font-name="Liberation Serif" fo:font-size="12pt" style:font-size-asian="10.5pt" style:font-size-complex="12pt"/>
    </style:style>
    <style:style style:name="P16" style:family="paragraph" style:parent-style-name="Text_20_body">
      <style:paragraph-properties fo:line-height="100%" fo:text-align="justify" style:justify-single-word="false"/>
      <style:text-properties style:font-name="Liberation Serif" fo:font-size="12pt" style:font-size-asian="10.5pt" style:font-size-complex="12pt"/>
    </style:style>
    <style:style style:name="P17" style:family="paragraph" style:parent-style-name="Text_20_body">
      <style:paragraph-properties fo:line-height="100%"/>
      <style:text-properties style:font-name="Liberation Serif" fo:font-size="12pt" officeooo:paragraph-rsid="00085196" style:font-size-asian="10.5pt" style:font-size-complex="12pt"/>
    </style:style>
    <style:style style:name="P18" style:family="paragraph" style:parent-style-name="Text_20_body">
      <style:paragraph-properties fo:line-height="150%"/>
      <style:text-properties style:font-name="Liberation Serif" fo:font-size="14pt" fo:font-weight="bold" style:font-size-asian="14pt" style:font-weight-asian="bold" style:font-size-complex="14pt" style:font-weight-complex="bold"/>
    </style:style>
    <style:style style:name="P19" style:family="paragraph" style:parent-style-name="Text_20_body">
      <style:paragraph-properties fo:line-height="150%" fo:text-align="justify" style:justify-single-word="false"/>
      <style:text-properties style:font-name="Liberation Serif" fo:font-size="10pt" fo:font-style="italic" style:font-size-asian="10pt" style:font-style-asian="italic" style:font-size-complex="10pt" style:font-style-complex="italic"/>
    </style:style>
    <style:style style:name="P20" style:family="paragraph" style:parent-style-name="Text_20_body" style:list-style-name="L1">
      <style:paragraph-properties fo:line-height="100%"/>
      <style:text-properties officeooo:paragraph-rsid="00085196"/>
    </style:style>
    <style:style style:name="P21" style:family="paragraph" style:parent-style-name="Text_20_body" style:list-style-name="L2">
      <style:paragraph-properties fo:line-height="100%"/>
      <style:text-properties officeooo:paragraph-rsid="00085196"/>
    </style:style>
    <style:style style:name="P22" style:family="paragraph" style:parent-style-name="Text_20_body" style:list-style-name="L3">
      <style:paragraph-properties fo:line-height="100%"/>
      <style:text-properties officeooo:paragraph-rsid="00085196"/>
    </style:style>
    <style:style style:name="P23" style:family="paragraph" style:parent-style-name="Text_20_body" style:list-style-name="L4">
      <style:paragraph-properties fo:line-height="100%"/>
      <style:text-properties officeooo:paragraph-rsid="00085196"/>
    </style:style>
    <style:style style:name="P24" style:family="paragraph" style:parent-style-name="Text_20_body">
      <style:paragraph-properties fo:margin-left="7.41mm" fo:margin-right="0mm" fo:line-height="150%" fo:text-align="justify" style:justify-single-word="false" fo:text-indent="0mm" style:auto-text-indent="false" fo:padding-left="5.5mm" fo:padding-right="0.49mm" fo:padding-top="0.49mm" fo:padding-bottom="0.49mm" fo:border-left="0.99pt solid #000000" fo:border-right="none" fo:border-top="none" fo:border-bottom="none"/>
      <style:text-properties style:font-name="Liberation Serif" fo:font-size="12pt" style:font-size-asian="10.5pt" style:font-size-complex="12pt"/>
    </style:style>
    <style:style style:name="P25" style:family="paragraph" style:parent-style-name="Text_20_body">
      <style:paragraph-properties fo:line-height="100%" fo:text-align="justify" style:justify-single-word="false" fo:break-before="page"/>
      <style:text-properties style:font-name="Liberation Serif" fo:font-size="12pt" style:font-size-asian="10.5pt" style:font-size-complex="12pt"/>
    </style:style>
    <style:style style:name="P26" style:family="paragraph" style:parent-style-name="Text_20_body">
      <style:paragraph-properties fo:line-height="150%" fo:break-before="page"/>
      <style:text-properties style:font-name="Liberation Serif" fo:font-size="12pt" officeooo:rsid="00085196" officeooo:paragraph-rsid="00085196" style:font-size-asian="10.5pt" style:font-size-complex="12pt"/>
    </style:style>
    <style:style style:name="P27" style:family="paragraph" style:parent-style-name="Title">
      <style:paragraph-properties fo:line-height="150%"/>
      <style:text-properties style:font-name="Liberation Serif" fo:font-size="16pt" style:text-underline-style="solid" style:text-underline-width="auto" style:text-underline-color="font-color" style:font-size-asian="16pt" style:font-size-complex="16pt"/>
    </style:style>
    <style:style style:name="T1" style:family="text">
      <style:text-properties fo:font-size="10pt" style:font-size-asian="10pt" style:font-size-complex="10pt"/>
    </style:style>
    <style:style style:name="T2" style:family="text">
      <style:text-properties fo:font-size="10pt" fo:font-weight="bold" officeooo:rsid="00247abb" style:font-size-asian="10pt" style:font-weight-asian="bold" style:font-size-complex="10pt" style:font-weight-complex="bold"/>
    </style:style>
    <style:style style:name="T3" style:family="text">
      <style:text-properties fo:font-size="10pt" fo:font-weight="bold" officeooo:rsid="0023451e" style:font-size-asian="10pt" style:font-weight-asian="bold" style:font-size-complex="10pt" style:font-weight-complex="bold"/>
    </style:style>
    <style:style style:name="T4" style:family="text">
      <style:text-properties fo:color="#c9211e" loext:opacity="100%" fo:font-size="16pt" fo:font-weight="bold" style:font-size-asian="16pt" style:font-weight-asian="bold" style:font-name-complex="Amiri" style:font-size-complex="16pt" style:font-weight-complex="bold"/>
    </style:style>
    <style:style style:name="T5" style:family="text">
      <style:text-properties fo:color="#c9211e" loext:opacity="100%" fo:font-size="16pt" fo:font-weight="bold" style:font-size-asian="16pt" style:font-weight-asian="bold" style:font-name-complex="Amiri" style:font-size-complex="16pt" style:rfc-language-tag-complex="ms-Arab-MY" style:language-complex="ms" style:script-complex="Arab" style:country-complex="MY" style:font-weight-complex="bold"/>
    </style:style>
    <style:style style:name="T6" style:family="text">
      <style:text-properties fo:font-size="16pt" fo:font-weight="bold" style:font-size-asian="16pt" style:font-weight-asian="bold" style:font-name-complex="Amiri" style:font-size-complex="16pt" style:font-weight-complex="bold"/>
    </style:style>
    <style:style style:name="T7" style:family="text">
      <style:text-properties fo:font-size="16pt" fo:font-weight="bold" style:font-size-asian="16pt" style:font-weight-asian="bold" style:font-name-complex="Amiri" style:font-size-complex="16pt" style:rfc-language-tag-complex="ms-Arab-MY" style:language-complex="ms" style:script-complex="Arab" style:country-complex="MY" style:font-weight-complex="bold"/>
    </style:style>
    <style:style style:name="T8" style:family="text">
      <style:text-properties style:font-name="Liberation Serif" fo:font-size="12pt" style:font-size-asian="10.5pt" style:font-size-complex="12pt"/>
    </style:style>
    <style:style style:name="T9" style:family="text">
      <style:text-properties style:font-name="Liberation Serif" fo:font-size="16pt" style:font-size-asian="16pt" style:font-size-complex="16pt"/>
    </style:style>
    <style:style style:name="T10" style:family="text">
      <style:text-properties style:font-name="Amiri" fo:font-size="16pt" fo:font-weight="bold" style:font-name-asian="DejaVu Serif" style:font-size-asian="16pt" style:font-weight-asian="bold" style:font-name-complex="Amiri" style:font-size-complex="16pt" style:font-weight-complex="bold"/>
    </style:style>
    <style:style style:name="T11" style:family="text">
      <style:text-properties style:font-name="Amiri" fo:font-size="16pt" fo:font-weight="bold" officeooo:rsid="001f9703" style:font-name-asian="DejaVu Serif" style:font-size-asian="16pt" style:font-weight-asian="bold" style:font-name-complex="Amiri" style:font-size-complex="16pt" style:font-weight-complex="bold"/>
    </style:style>
    <style:style style:name="T12" style:family="text">
      <style:text-properties style:font-name="Amiri" fo:font-size="16pt" fo:font-weight="bold" style:font-size-asian="16pt" style:font-weight-asian="bold" style:font-name-complex="Amiri" style:font-size-complex="16pt" style:font-weight-complex="bold"/>
    </style:style>
    <style:style style:name="T13" style:family="text">
      <style:text-properties style:font-name="Amiri" fo:font-size="16pt" fo:font-weight="bold" officeooo:rsid="001f9703" style:font-size-asian="16pt" style:font-weight-asian="bold" style:font-name-complex="Amiri" style:font-size-complex="16pt" style:font-weight-complex="bold"/>
    </style:style>
    <style:style style:name="T14" style:family="text">
      <style:text-properties style:font-name="Amiri" fo:font-size="16pt" fo:font-weight="bold" officeooo:rsid="0020d8b9" style:font-size-asian="16pt" style:font-weight-asian="bold" style:font-name-complex="Amiri" style:font-size-complex="16pt" style:font-weight-complex="bold"/>
    </style:style>
    <style:style style:name="T15" style:family="text">
      <style:text-properties style:font-name="Amiri" fo:font-size="20pt" fo:font-weight="bold" style:font-name-asian="DejaVu Serif" style:font-size-asian="20pt" style:font-weight-asian="bold" style:font-name-complex="Amiri" style:font-size-complex="20pt" style:font-weight-complex="bold"/>
    </style:style>
    <style:style style:name="T16" style:family="text">
      <style:text-properties style:font-name="Amiri" fo:font-size="20pt" fo:font-weight="bold" officeooo:rsid="001f9703" style:font-name-asian="DejaVu Serif" style:font-size-asian="20pt" style:font-weight-asian="bold" style:font-name-complex="Amiri" style:font-size-complex="20pt" style:font-weight-complex="bold"/>
    </style:style>
    <style:style style:name="T17" style:family="text">
      <style:text-properties style:font-name="Amiri" fo:font-size="20pt" fo:font-weight="bold" style:font-size-asian="20pt" style:font-weight-asian="bold" style:font-name-complex="Amiri" style:font-size-complex="20pt" style:font-weight-complex="bold"/>
    </style:style>
    <style:style style:name="T18" style:family="text">
      <style:text-properties style:font-name="Amiri" fo:font-size="20pt" fo:font-weight="bold" officeooo:rsid="001f9703" style:font-size-asian="20pt" style:font-weight-asian="bold" style:font-name-complex="Amiri" style:font-size-complex="20pt" style:font-weight-complex="bold"/>
    </style:style>
    <style:style style:name="T19" style:family="text">
      <style:text-properties style:font-name="Amiri" fo:font-size="20pt" fo:font-weight="bold" officeooo:rsid="0020d8b9" style:font-size-asian="20pt" style:font-weight-asian="bold" style:font-name-complex="Amiri" style:font-size-complex="20pt" style:font-weight-complex="bold"/>
    </style:style>
    <style:style style:name="T20" style:family="text">
      <style:text-properties style:font-name="Amiri" fo:font-size="10pt" fo:font-weight="bold" officeooo:rsid="00247abb" style:font-size-asian="10pt" style:font-weight-asian="bold" style:font-name-complex="Amiri" style:font-size-complex="10pt" style:font-weight-complex="bold"/>
    </style:style>
    <style:style style:name="T21" style:family="text">
      <style:text-properties style:font-name="Amiri" fo:font-size="10pt" fo:font-weight="bold" officeooo:rsid="00296043" style:font-size-asian="10pt" style:font-weight-asian="bold" style:font-name-complex="Amiri" style:font-size-complex="10pt" style:font-weight-complex="bold"/>
    </style:style>
    <style:style style:name="T22" style:family="text">
      <style:text-properties style:font-name="Amiri" fo:font-size="10pt" fo:font-weight="bold" officeooo:rsid="002862f2" style:font-size-asian="10pt" style:font-weight-asian="bold" style:font-name-complex="Amiri" style:font-size-complex="10pt" style:font-weight-complex="bold"/>
    </style:style>
    <style:style style:name="T23" style:family="text">
      <style:text-properties style:font-name="Amiri" fo:font-size="10pt" fo:font-weight="bold" officeooo:rsid="00272ad6" style:font-size-asian="10pt" style:font-weight-asian="bold" style:font-name-complex="Amiri" style:font-size-complex="10pt" style:font-weight-complex="bold"/>
    </style:style>
    <style:style style:name="T24" style:family="text">
      <style:text-properties style:font-name="Amiri" fo:font-weight="bold" officeooo:rsid="0023b3ac" style:font-name-asian="DejaVu Serif" style:font-size-asian="12pt" style:font-weight-asian="bold" style:font-name-complex="Amiri" style:font-weight-complex="bold"/>
    </style:style>
    <style:style style:name="T25" style:family="text">
      <style:text-properties fo:color="#ff0000" loext:opacity="100%"/>
    </style:style>
    <style:style style:name="T26" style:family="text">
      <style:text-properties fo:color="#ff0000" loext:opacity="100%" style:font-name="Amiri" fo:font-size="20pt" fo:font-weight="bold" officeooo:rsid="001f9703" style:font-name-asian="DejaVu Serif" style:font-size-asian="20pt" style:font-weight-asian="bold" style:font-name-complex="Amiri" style:font-size-complex="20pt" style:font-weight-complex="bold"/>
    </style:style>
    <style:style style:name="T27" style:family="text">
      <style:text-properties fo:color="#ff0000" loext:opacity="100%" style:font-name="Amiri" fo:font-size="20pt" fo:font-weight="bold" officeooo:rsid="001f9703" style:font-size-asian="20pt" style:font-weight-asian="bold" style:font-name-complex="Amiri" style:font-size-complex="20pt" style:font-weight-complex="bold"/>
    </style:style>
    <style:style style:name="T28" style:family="text">
      <style:text-properties fo:color="#ff0000" loext:opacity="100%" style:font-name="Amiri" fo:font-size="20pt" fo:font-weight="bold" officeooo:rsid="0020d8b9" style:font-size-asian="20pt" style:font-weight-asian="bold" style:font-name-complex="Amiri" style:font-size-complex="20pt" style:font-weight-complex="bold"/>
    </style:style>
    <style:style style:name="T29" style:family="text">
      <style:text-properties fo:color="#ff0000" loext:opacity="100%" style:font-name="Amiri" fo:font-size="16pt" fo:font-weight="bold" officeooo:rsid="001f9703" style:font-name-asian="DejaVu Serif" style:font-size-asian="16pt" style:font-weight-asian="bold" style:font-name-complex="Amiri" style:font-size-complex="16pt" style:font-weight-complex="bold"/>
    </style:style>
    <style:style style:name="T30" style:family="text">
      <style:text-properties fo:color="#ff0000" loext:opacity="100%" style:font-name="Amiri" fo:font-size="16pt" fo:font-weight="bold" officeooo:rsid="001f9703" style:font-size-asian="16pt" style:font-weight-asian="bold" style:font-name-complex="Amiri" style:font-size-complex="16pt" style:font-weight-complex="bold"/>
    </style:style>
    <style:style style:name="T31" style:family="text">
      <style:text-properties fo:color="#ff0000" loext:opacity="100%" style:font-name="Amiri" fo:font-size="16pt" fo:font-weight="bold" officeooo:rsid="0020d8b9" style:font-size-asian="16pt" style:font-weight-asian="bold" style:font-name-complex="Amiri" style:font-size-complex="16pt" style:font-weight-complex="bold"/>
    </style:style>
    <style:style style:name="T32" style:family="text">
      <style:text-properties fo:color="#ff0000" loext:opacity="100%" style:font-name="Amiri" fo:font-weight="bold" officeooo:rsid="0023b3ac" style:font-name-asian="DejaVu Serif" style:font-size-asian="12pt" style:font-weight-asian="bold" style:font-name-complex="Amiri" style:font-weight-complex="bold"/>
    </style:style>
    <style:style style:name="T33" style:family="text">
      <style:text-properties fo:color="#2a6099" loext:opacity="100%"/>
    </style:style>
    <style:style style:name="T34" style:family="text">
      <style:text-properties fo:color="#2a6099" loext:opacity="100%" style:font-name="Amiri" fo:font-weight="bold" officeooo:rsid="0023b3ac" style:font-name-asian="DejaVu Serif" style:font-size-asian="12pt" style:font-weight-asian="bold" style:font-name-complex="Amiri"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Question for Malay Jawi letter in Unicode - three quarter hamza</text:p>
      <text:p text:style-name="P11"/>
      <text:p text:style-name="P11">Hello everyone, I'm new on this list.</text:p>
      <text:p text:style-name="P11">I've got question for Jawi (Malay in Arabic script) in Unicode.</text:p>
      <text:p text:style-name="P11"/>
      <text:p text:style-name="P18">The codepoint for Jawi Letter Hamza Three Quarter High?</text:p>
      <text:p text:style-name="P18"/>
      <text:p text:style-name="P12">I have been seeing "Jawi Letter Hamzah Three Quarter High" (sic) mentioned on many local documents, that it was not in Unicode but said to be proposed back then to be included after Unicode 5.0, but I could not find it on Unicode even on the current version 13.0. Is "Jawi Letter Hamzah Three Quarter High" even formally proposed and encoded yet? If so, what is the actual codepoint for it in Unicode? or did no one brought it to Unicode's attention in the first place?</text:p>
      <text:p text:style-name="P19">Note: The spelling "Hamzah" in all those documents are influenced from Malay (and also pronounced as such in Malay, with an H sound at the end), seemed like none of them realized that the final H does not exist in the English spelling "Hamza", and they just carried over the Malay spelling "Hamzah" in all of their English documents. For consistency, I'm using the proper English spelling "Hamza" instead of the actual spelling being used over here "Hamzah".</text:p>
      <text:p text:style-name="P11"/>
      <text:p text:style-name="P12">While most of the documents are local, some of them do exist online, such as this document (linked after quote) in 2009 from Malaysia Network Information Center (MYNIC) to Internet Assigned Numbers Authority (IANA) for inclusion in their repository of Internationalized Domain Names (IDN) tables for .my Malay (macrolanguage) (Malaysia) entry, in which the document ends with (sic)</text:p>
      <text:p text:style-name="P24">This character is not in the Unicode Table 5.0. The linguist came up with the decision to propose the inclusion of Jawi Letter Hamzah Three Quarter into the Unicode table.</text:p>
      <text:p text:style-name="P13"><text:span text:style-name="T1">Link: </text:span><text:a xlink:type="simple" xlink:href="https://www.iana.org/domains/idn-tables/tables/my_ms-my_1.0.pdf" text:style-name="Internet_20_link" text:visited-style-name="Visited_20_Internet_20_Link"><text:span text:style-name="T1">https://www.iana.org/domains/idn-tables/tables/my_ms-my_1.0.pdf</text:span></text:a><text:span text:style-name="T1"> (via </text:span><text:a xlink:type="simple" xlink:href="https://www.iana.org/domains/idn-tables" text:style-name="Internet_20_link" text:visited-style-name="Visited_20_Internet_20_Link"><text:span text:style-name="T1">https://www.iana.org/domains/idn-tables</text:span></text:a><text:span text:style-name="T1">)</text:span></text:p>
      <text:p text:style-name="P11"/>
      <text:p text:style-name="P16"/>
      <text:p text:style-name="P25">The Jawi letter Hamza Three Quarter High is part of everyday use words, for example in the Jawi spelling of the word "air" which mean "water" or "drink" (noun) which is <text:span text:style-name="T7">ا</text:span><text:span text:style-name="T5">ٴ</text:span><text:span text:style-name="T7">يـر</text:span>. Another example would be in the Jawi spelling of the word "perduaan" which mean "binary" (term in computing, science and mathematics) which is <text:span text:style-name="T6">ڤـردوا</text:span><text:span text:style-name="T4">ٴ</text:span><text:span text:style-name="T6">ن</text:span>.</text:p>
      <text:p text:style-name="P11">These are the most common usage of Hamza Three Quarter High in Malay Jawi:</text:p>
      <text:p text:style-name="P17">[A] consecutive vowels for au, ai, and ui, mostly in native Malay words. Example:</text:p>
      <text:list xml:id="list565283904" text:style-name="L1">
        <text:list-item>
          <text:p text:style-name="P20"><text:span text:style-name="T8">"laut" [la·ut] (meaning: sea) is spelt</text:span><text:span text:style-name="T9"> </text:span><text:span text:style-name="T11">لا</text:span><text:span text:style-name="T29">ٴ</text:span><text:span text:style-name="T10">و</text:span><text:span text:style-name="T12">ت</text:span></text:p>
        </text:list-item>
        <text:list-item>
          <text:p text:style-name="P20"><text:span text:style-name="T8">"baik" [ba·iʔ] (meaning: good / nice) is spelt</text:span><text:span text:style-name="T9"> </text:span><text:span text:style-name="T13">بـا</text:span><text:span text:style-name="T30">ٴ</text:span><text:span text:style-name="T13">يـق</text:span></text:p>
        </text:list-item>
        <text:list-item>
          <text:p text:style-name="P20"><text:span text:style-name="T8">"buih" [bu·ih] (meaning: bubble) is spelt</text:span><text:span text:style-name="T9"> </text:span><text:span text:style-name="T13">بـو</text:span><text:span text:style-name="T30">ٴ</text:span><text:span text:style-name="T13">يـه</text:span></text:p>
        </text:list-item>
      </text:list>
      <text:p text:style-name="P14">[B] diphtongs for au and ai, mostly in Malay words loaned from English. Example:</text:p>
      <text:list xml:id="list399410068" text:style-name="L2">
        <text:list-item>
          <text:p text:style-name="P21"><text:span text:style-name="T8">"audio" [au·dio] (meaning: audio) is spelt</text:span><text:span text:style-name="T9"> </text:span><text:span text:style-name="T13">ا</text:span><text:span text:style-name="T30">ٴ</text:span><text:span text:style-name="T13">وديـو</text:span></text:p>
        </text:list-item>
        <text:list-item>
          <text:p text:style-name="P21"><text:span text:style-name="T8">"aising" [ai·siŋ] (meaning: icing) is spelt</text:span><text:span text:style-name="T9"> </text:span><text:span text:style-name="T13">ا</text:span><text:span text:style-name="T30">ٴ</text:span><text:span text:style-name="T13">يـسـيـڠ</text:span></text:p>
        </text:list-item>
      </text:list>
      <text:p text:style-name="P11">[C] suffix -an after vowel a, and suffix -i after vowels a and u, as part of Malay grammar rule which attaches affixes to modify word form. Example:</text:p>
      <text:list xml:id="list854459124" text:style-name="L3">
        <text:list-item>
          <text:p text:style-name="P22"><text:span text:style-name="T8">"kenyataan" [kə·ɲa·ta·an] (meaning: statement) is spelt </text:span><text:span text:style-name="T13">کـڽـاتـا</text:span><text:span text:style-name="T30">ٴ</text:span><text:span text:style-name="T13">ن</text:span><text:span text:style-name="T8">, it got affixed from root word "nyata" [ɲa·ta] (meaning: to state)</text:span></text:p>
        </text:list-item>
        <text:list-item>
          <text:p text:style-name="P22"><text:span text:style-name="T8">"cintai" [t∫in·ta·i] (meaning: love (conjugated verb)) is spelt</text:span><text:span text:style-name="T9"> </text:span><text:span text:style-name="T13">چـيـنـتـا</text:span><text:span text:style-name="T30">ٴ</text:span><text:span text:style-name="T13">ي</text:span><text:span text:style-name="T8">, it got affixed from root word "cinta" [t∫in·ta] (meaning: to love)</text:span></text:p>
        </text:list-item>
        <text:list-item>
          <text:p text:style-name="P22"><text:span text:style-name="T8">"melalui" [mə·la·lu·i] (meaning: via / through) is spelt</text:span><text:span text:style-name="T9"> </text:span><text:span text:style-name="T14">مـلالـو</text:span><text:span text:style-name="T31">ٴ</text:span><text:span text:style-name="T14">ي</text:span><text:span text:style-name="T8">, it got affixed from root word "lalu" [la·lu] (meaning: to pass through)</text:span></text:p>
        </text:list-item>
      </text:list>
      <text:p text:style-name="P11">[D] spelling of Malaysian Chinese names in Malay. Example:</text:p>
      <text:list xml:id="list669142508" text:style-name="L4">
        <text:list-item>
          <text:p text:style-name="P23"><text:span text:style-name="T8">"Ng" [əŋ] (multiple family names including 吳) is spelt</text:span><text:span text:style-name="T9"> </text:span><text:span text:style-name="T31">ٴ</text:span><text:span text:style-name="T14">ڠ</text:span></text:p>
        </text:list-item>
        <text:list-item>
          <text:p text:style-name="P23"><text:span text:style-name="T8">"Ong" [oŋ] (multiple family names including 黄) is spelt</text:span><text:span text:style-name="T9"> </text:span><text:span text:style-name="T31">ٴ</text:span><text:span text:style-name="T14">وڠ</text:span></text:p>
        </text:list-item>
      </text:list>
      <text:p text:style-name="P11"/>
      <text:p text:style-name="P26">Sample sentences:</text:p>
      <text:p text:style-name="P9"><text:span text:style-name="T24">Sample sentences with both </text:span><text:span text:style-name="T34">regular hamza</text:span><text:span text:style-name="T24"> and </text:span><text:span text:style-name="T32">three-quarter high hamza</text:span><text:span text:style-name="T24"> in used</text:span></text:p>
      <table:table table:name="Table2" table:style-name="Table2">
        <table:table-column table:style-name="Table2.A"/>
        <table:table-row>
          <table:table-cell table:style-name="Table2.A1" office:value-type="string">
            <text:p text:style-name="P2"><text:s/>سـيـلا بـاچ دعـا<text:span text:style-name="T33">ء</text:span> سـبـلـوم مـيـنـوم ا<text:span text:style-name="T25">ٴ</text:span>يـر.</text:p>
          </table:table-cell>
        </table:table-row>
        <table:table-row>
          <table:table-cell table:style-name="Table2.A2" office:value-type="string">
            <text:p text:style-name="P10"><text:span text:style-name="T2">Sila baca doa sebelum minum air</text:span><text:span text:style-name="T3">.<text:line-break/></text:span><text:span text:style-name="T2">(Please recite the prayer before you drink the water.)</text:span></text:p>
          </table:table-cell>
        </table:table-row>
        <table:table-row>
          <table:table-cell table:style-name="Table2.A2" office:value-type="string">
            <text:p text:style-name="P2">لـبـيـه بـا<text:span text:style-name="T25">ٴ</text:span>يـق جـک وقـتـو دأنـتـارا صـلاة مـغرب دان</text:p>
            <text:p text:style-name="P6">صـلاة عـشـا<text:span text:style-name="T33">ء</text:span> دأيـسـي دڠـن بـاچـا<text:span text:style-name="T25">ٴ</text:span>ن الـقـر<text:span text:style-name="T33">ء</text:span>ان.</text:p>
          </table:table-cell>
        </table:table-row>
        <table:table-row>
          <table:table-cell table:style-name="Table2.A2" office:value-type="string">
            <text:p text:style-name="P4">Lebih baik jika waktu di antara solat Maghrib dan solat Isyak diisi dengan bacaan al-Quran.</text:p>
            <text:p text:style-name="P7"><text:span text:style-name="T20">(It is better to fill the gap between Maghrib </text:span><text:span text:style-name="T21">prayer </text:span><text:span text:style-name="T20">and Is</text:span><text:span text:style-name="T22">h</text:span><text:span text:style-name="T20">a prayer </text:span><text:span text:style-name="T23">by</text:span><text:span text:style-name="T20"> reciting al-Quran.)</text:span></text:p>
          </table:table-cell>
        </table:table-row>
        <table:table-row>
          <table:table-cell table:style-name="Table2.A2" office:value-type="string">
            <text:p text:style-name="P3">ددنـيـا ڤـنـوه کـظـالـيـمـن ايـن، مـاسـيـه اد اورڠ يـڠ بـرڤـريـکـمـا<text:span text:style-name="T33">ء</text:span>نـسـا<text:span text:style-name="T25">ٴ</text:span>ن.</text:p>
          </table:table-cell>
        </table:table-row>
        <table:table-row>
          <table:table-cell table:style-name="Table2.A2" office:value-type="string">
            <text:p text:style-name="P5">Di dunia penuh kezaliman ini, masih ada orang yang berperikemanusiaan.</text:p>
            <text:p text:style-name="P8">(In this world full of cruelty, there still exist humane people.)</text:p>
          </table:table-cell>
        </table:table-row>
      </table:table>
      <text:p text:style-name="P1"/>
      <text:p text:style-name="P12">I'm seeing people using either superscripted version of Arabic Letter Hamza (U+0621) or abuses Arabic Letter High Hamza (U+0674) but those doesn't help in plain text where none of the abused formatting would work in the first place. Some people even gave up and just create image with the correctly positioned letters and uses that image in place of text. Some font, notably Amiri, actually displayed Arabic Letter High Hamza on three-quarter high, probably (but not necessarily the case) to accommodate Jawi users who abuses that letter for their Hamza Three Quarter High, but that would lock users to use only that font as other fonts still display the original height.</text:p>
      <text:p text:style-name="P15"><text:span text:style-name="T1">Link to Amiri font: </text:span><text:a xlink:type="simple" xlink:href="https://www.amirifont.org/" text:style-name="Internet_20_link" text:visited-style-name="Visited_20_Internet_20_Link"><text:span text:style-name="T1">https://www.amirifont.org/</text:span></text:a><text:span text:style-name="T1"> </text:span></text:p>
      <text:p text:style-name="P12"/>
      <text:p text:style-name="P12">The letter is the same size as regular Hamza, not any smaller like the size of High Hamza or the Hamza above/below Alef. It is positioned at three-quarter height of the writing line, unlike Arabic Letter High Hamza that displays on the highest position on the line nor regular Hamza that displays on the baseline.</text:p>
      <text:p text:style-name="P12">The letter is also separate from regular Hamza, which is mostly used for Arabic or Sanskrit loanwords in Malay. Regular Hamza and Three Quarter High Hamza co-exist in Malay Jawi, could exist in the same sentence or even the same word, but should not be shown at the same height in all cases including plain text, otherwise it could cause confusion when reading since it could signal different sound, and it is grammatically wrong as well.</text:p>
      <text:p text:style-name="P11"><text:soft-page-break/></text:p>
      <text:p text:style-name="P12">To recap the questions from first paragraph in case you are still unclear on the actual questions: Is "Jawi Letter Hamzah Three Quarter High" even formally proposed and encoded yet? If so, what is the actual codepoint for it in Unicode? or did no one brought it to Unicode's attention in the first place?</text:p>
      <text:p text:style-name="P11">I'm looking forward for more information regarding this.</text:p>
      <text:p text:style-name="P11"/>
      <text:p text:style-name="P11">Best regards,</text:p>
      <text:p text:style-name="P11">[Yaya]</text:p>
      <text:p text:style-name="P11">Yaya MNH48</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Ubuntu1" svg:font-family="Ubuntu"/>
    <style:font-face style:name="Liberation Mono" svg:font-family="'Liberation Mono'" style:font-family-generic="modern" style:font-pitch="fixed"/>
    <style:font-face style:name="Noto Sans Mono CJK JP" svg:font-family="'Noto Sans Mono CJK JP'" style:font-family-generic="modern" style:font-pitch="fixed"/>
    <style:font-face style:name="Amiri" svg:font-family="Amir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Ubuntu"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Ubuntu"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Ubuntu" style:font-family-complex="Ubuntu"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Ubuntu1" style:font-family-complex="Ubuntu"/>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Ubuntu1" style:font-family-complex="Ubuntu"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buntu1" style:font-family-complex="Ubuntu"/>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14T07:10:55.921650168</meta:creation-date>
    <dc:date>2020-10-14T07:36:21.599512385</dc:date>
    <meta:editing-duration>PT15M14S</meta:editing-duration>
    <meta:editing-cycles>3</meta:editing-cycles>
    <meta:generator>LibreOffice/7.0.1.2$Linux_x86 LibreOffice_project/00$Build-2</meta:generator>
    <meta:document-statistic meta:table-count="1" meta:image-count="0" meta:object-count="0" meta:page-count="4" meta:paragraph-count="45" meta:word-count="981" meta:character-count="5945" meta:non-whitespace-character-count="5019"/>
  </office:meta>
</office:document-meta>
</file>